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ca" fo:country="ES" fo:font-weight="bold" officeooo:rsid="00145c43" officeooo:paragraph-rsid="00145c4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language="ca" fo:country="ES" fo:font-weight="bold" officeooo:rsid="00145c43" officeooo:paragraph-rsid="00145c43" style:font-size-asian="15pt" style:font-weight-asian="bold" style:font-size-complex="15pt" style:font-weight-complex="bold"/>
    </style:style>
    <style:style style:name="P3" style:family="paragraph" style:parent-style-name="Standard">
      <style:text-properties fo:language="ca" fo:country="ES" officeooo:rsid="00145c43" officeooo:paragraph-rsid="00145c43"/>
    </style:style>
    <style:style style:name="P4" style:family="paragraph" style:parent-style-name="Standard">
      <style:text-properties fo:language="ca" fo:country="ES" officeooo:rsid="00145c43" officeooo:paragraph-rsid="001648b4"/>
    </style:style>
    <style:style style:name="P5" style:family="paragraph" style:parent-style-name="Standard">
      <style:text-properties fo:font-size="14pt" fo:language="ca" fo:country="ES" fo:font-weight="bold" officeooo:rsid="00145c43" officeooo:paragraph-rsid="00145c43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paragraph-rsid="00145c43"/>
    </style:style>
    <style:style style:name="P7" style:family="paragraph" style:parent-style-name="Standard" style:list-style-name="L1">
      <style:text-properties fo:language="ca" fo:country="ES" officeooo:rsid="00145c43" officeooo:paragraph-rsid="00145c43"/>
    </style:style>
    <style:style style:name="P8" style:family="paragraph" style:parent-style-name="Standard" style:list-style-name="L8">
      <style:paragraph-properties fo:text-align="start" style:justify-single-word="false"/>
      <style:text-properties fo:language="ca" fo:country="ES" officeooo:rsid="00145c43" officeooo:paragraph-rsid="00145c43"/>
    </style:style>
    <style:style style:name="P9" style:family="paragraph" style:parent-style-name="Standard" style:list-style-name="L8">
      <style:paragraph-properties fo:text-align="start" style:justify-single-word="false"/>
      <style:text-properties fo:language="ca" fo:country="ES" officeooo:rsid="00145c43" officeooo:paragraph-rsid="004e20ae"/>
    </style:style>
    <style:style style:name="P10" style:family="paragraph" style:parent-style-name="Standard" style:list-style-name="L8">
      <style:paragraph-properties fo:text-align="start" style:justify-single-word="false"/>
      <style:text-properties fo:language="ca" fo:country="ES" officeooo:rsid="00145c43" officeooo:paragraph-rsid="00542c72"/>
    </style:style>
    <style:style style:name="P11" style:family="paragraph" style:parent-style-name="Standard" style:list-style-name="L8">
      <style:paragraph-properties fo:text-align="start" style:justify-single-word="false"/>
      <style:text-properties fo:language="ca" fo:country="ES" officeooo:rsid="00145c43" officeooo:paragraph-rsid="006cf6b5"/>
    </style:style>
    <style:style style:name="P12" style:family="paragraph" style:parent-style-name="Standard">
      <style:paragraph-properties fo:text-align="start" style:justify-single-word="false"/>
      <style:text-properties fo:language="ca" fo:country="ES" officeooo:rsid="00145c43" officeooo:paragraph-rsid="00145c43"/>
    </style:style>
    <style:style style:name="P13" style:family="paragraph" style:parent-style-name="Standard" style:list-style-name="L11">
      <style:text-properties fo:language="ca" fo:country="ES" officeooo:rsid="00145c43" officeooo:paragraph-rsid="00145c43"/>
    </style:style>
    <style:style style:name="P14" style:family="paragraph" style:parent-style-name="Standard" style:list-style-name="L12">
      <style:text-properties fo:language="ca" fo:country="ES" officeooo:rsid="00145c43" officeooo:paragraph-rsid="001648b4"/>
    </style:style>
    <style:style style:name="P15" style:family="paragraph" style:parent-style-name="Standard" style:list-style-name="L2">
      <style:text-properties fo:language="ca" fo:country="ES" officeooo:rsid="001bb195" officeooo:paragraph-rsid="001bb195" fo:background-color="#ffff00"/>
    </style:style>
    <style:style style:name="P16" style:family="paragraph" style:parent-style-name="Standard" style:list-style-name="L3">
      <style:text-properties fo:language="ca" fo:country="ES" officeooo:rsid="00145c43" officeooo:paragraph-rsid="001cd028" fo:background-color="#ffff00"/>
    </style:style>
    <style:style style:name="P17" style:family="paragraph" style:parent-style-name="Standard" style:list-style-name="L4">
      <style:text-properties fo:language="ca" fo:country="ES" officeooo:rsid="001cd028" officeooo:paragraph-rsid="001cd028" fo:background-color="#ffff00"/>
    </style:style>
    <style:style style:name="P18" style:family="paragraph" style:parent-style-name="Standard" style:list-style-name="L5">
      <style:paragraph-properties fo:line-height="150%" fo:text-align="justify" style:justify-single-word="false"/>
      <style:text-properties fo:language="ca" fo:country="ES" officeooo:rsid="00217c7d" officeooo:paragraph-rsid="003d96da" fo:background-color="#ffff00" style:font-name-complex="Arial"/>
    </style:style>
    <style:style style:name="P19" style:family="paragraph" style:parent-style-name="Standard" style:list-style-name="L1">
      <style:text-properties fo:language="ca" fo:country="ES" officeooo:rsid="00242777" officeooo:paragraph-rsid="00242777" fo:background-color="#ffff00"/>
    </style:style>
    <style:style style:name="P20" style:family="paragraph" style:parent-style-name="Standard" style:list-style-name="L6">
      <style:text-properties fo:language="ca" fo:country="ES" officeooo:rsid="0025f952" officeooo:paragraph-rsid="003f655b" fo:background-color="#ffff00"/>
    </style:style>
    <style:style style:name="P21" style:family="paragraph" style:parent-style-name="Standard" style:list-style-name="L1">
      <style:text-properties fo:language="ca" fo:country="ES" officeooo:rsid="00288edc" officeooo:paragraph-rsid="00288edc" fo:background-color="#ffff00"/>
    </style:style>
    <style:style style:name="P22" style:family="paragraph" style:parent-style-name="Standard" style:list-style-name="L8">
      <style:paragraph-properties fo:text-align="start" style:justify-single-word="false"/>
      <style:text-properties fo:language="ca" fo:country="ES" officeooo:rsid="002c1e30" officeooo:paragraph-rsid="002c1e30" fo:background-color="#ffff00"/>
    </style:style>
    <style:style style:name="P23" style:family="paragraph" style:parent-style-name="Standard" style:list-style-name="L9">
      <style:paragraph-properties fo:text-align="start" style:justify-single-word="false"/>
      <style:text-properties fo:language="ca" fo:country="ES" officeooo:rsid="0042ee83" officeooo:paragraph-rsid="0042ee83" fo:background-color="#ffff00"/>
    </style:style>
    <style:style style:name="P24" style:family="paragraph" style:parent-style-name="Standard" style:list-style-name="L8">
      <style:paragraph-properties fo:text-align="start" style:justify-single-word="false"/>
      <style:text-properties fo:language="ca" fo:country="ES" officeooo:rsid="004a9093" officeooo:paragraph-rsid="004a9093" fo:background-color="#ffff00"/>
    </style:style>
    <style:style style:name="P25" style:family="paragraph" style:parent-style-name="Standard" style:list-style-name="L8">
      <style:paragraph-properties fo:text-align="start" style:justify-single-word="false"/>
      <style:text-properties fo:language="ca" fo:country="ES" officeooo:rsid="004e20ae" officeooo:paragraph-rsid="004e20ae" fo:background-color="#ffff00"/>
    </style:style>
    <style:style style:name="P26" style:family="paragraph" style:parent-style-name="Standard" style:list-style-name="L8">
      <style:paragraph-properties fo:text-align="start" style:justify-single-word="false"/>
      <style:text-properties fo:language="ca" fo:country="ES" officeooo:rsid="00542c72" officeooo:paragraph-rsid="00542c72" fo:background-color="#ffff00"/>
    </style:style>
    <style:style style:name="P27" style:family="paragraph" style:parent-style-name="Standard" style:list-style-name="L11">
      <style:text-properties fo:language="ca" fo:country="ES" officeooo:rsid="005fbd49" officeooo:paragraph-rsid="005fbd49" fo:background-color="#ffff00"/>
    </style:style>
    <style:style style:name="P28" style:family="paragraph" style:parent-style-name="Standard" style:list-style-name="L11">
      <style:text-properties fo:language="ca" fo:country="ES" officeooo:rsid="006116ae" officeooo:paragraph-rsid="006116ae" fo:background-color="#ffff00"/>
    </style:style>
    <style:style style:name="P29" style:family="paragraph" style:parent-style-name="Standard" style:list-style-name="L11">
      <style:text-properties fo:language="ca" fo:country="ES" officeooo:rsid="0061ce3d" officeooo:paragraph-rsid="0061ce3d" fo:background-color="#ffff00"/>
    </style:style>
    <style:style style:name="P30" style:family="paragraph" style:parent-style-name="Standard" style:list-style-name="L12">
      <style:text-properties fo:language="ca" fo:country="ES" officeooo:rsid="006283b2" officeooo:paragraph-rsid="006283b2" fo:background-color="#ffff00"/>
    </style:style>
    <style:style style:name="P31" style:family="paragraph" style:parent-style-name="Standard" style:list-style-name="L12">
      <style:text-properties fo:language="ca" fo:country="ES" officeooo:rsid="0062cd55" officeooo:paragraph-rsid="0062cd55" fo:background-color="#ffff00"/>
    </style:style>
    <style:style style:name="P32" style:family="paragraph" style:parent-style-name="Standard" style:list-style-name="L12">
      <style:text-properties fo:language="ca" fo:country="ES" officeooo:rsid="0063d3d7" officeooo:paragraph-rsid="0063d3d7" fo:background-color="#ffff00"/>
    </style:style>
    <style:style style:name="P33" style:family="paragraph" style:parent-style-name="Standard" style:list-style-name="L12">
      <style:text-properties fo:language="ca" fo:country="ES" officeooo:rsid="00652b30" officeooo:paragraph-rsid="00652b30" fo:background-color="#ffff00"/>
    </style:style>
    <style:style style:name="P34" style:family="paragraph" style:parent-style-name="Standard" style:list-style-name="L12">
      <style:text-properties fo:language="ca" fo:country="ES" officeooo:rsid="00654ae7" officeooo:paragraph-rsid="00654ae7" fo:background-color="#ffff00"/>
    </style:style>
    <style:style style:name="P35" style:family="paragraph" style:parent-style-name="Standard" style:list-style-name="L13">
      <style:text-properties fo:language="ca" fo:country="ES" officeooo:rsid="00654ae7" officeooo:paragraph-rsid="00654ae7" fo:background-color="#ffff00"/>
    </style:style>
    <style:style style:name="P36" style:family="paragraph" style:parent-style-name="Standard" style:list-style-name="L12">
      <style:text-properties fo:language="ca" fo:country="ES" officeooo:rsid="0066c840" officeooo:paragraph-rsid="0066c840" fo:background-color="#ffff00"/>
    </style:style>
    <style:style style:name="P37" style:family="paragraph" style:parent-style-name="Standard" style:list-style-name="L12">
      <style:text-properties fo:language="ca" fo:country="ES" officeooo:rsid="0068c1f3" officeooo:paragraph-rsid="0068c1f3" fo:background-color="#ffff00"/>
    </style:style>
    <style:style style:name="P38" style:family="paragraph" style:parent-style-name="Standard" style:list-style-name="L8">
      <style:paragraph-properties fo:text-align="start" style:justify-single-word="false"/>
      <style:text-properties fo:language="ca" fo:country="ES" officeooo:rsid="006bb0e8" officeooo:paragraph-rsid="006bb0e8" fo:background-color="#ffff00"/>
    </style:style>
    <style:style style:name="P39" style:family="paragraph" style:parent-style-name="Standard" style:list-style-name="L1">
      <style:text-properties fo:language="ca" fo:country="ES" style:text-underline-style="none" officeooo:rsid="001fe9bb" officeooo:paragraph-rsid="003bcb2e" fo:background-color="#ffff00"/>
    </style:style>
    <style:style style:name="P40" style:family="paragraph" style:parent-style-name="Standard" style:list-style-name="L10">
      <style:paragraph-properties fo:text-align="start" style:justify-single-word="false"/>
      <style:text-properties fo:language="ca" fo:country="ES" style:text-underline-style="none" officeooo:rsid="006cf6b5" officeooo:paragraph-rsid="006cf6b5" fo:background-color="#ffff00"/>
    </style:style>
    <style:style style:name="P41" style:family="paragraph" style:parent-style-name="Standard" style:list-style-name="L11">
      <style:text-properties fo:language="ca" fo:country="ES" officeooo:rsid="00145c43" officeooo:paragraph-rsid="00145c43" fo:background-color="transparent"/>
    </style:style>
    <style:style style:name="P42" style:family="paragraph" style:parent-style-name="Standard" style:list-style-name="L8">
      <style:paragraph-properties fo:text-align="start" style:justify-single-word="false"/>
      <style:text-properties fo:language="ca" fo:country="ES" officeooo:rsid="00695cee" officeooo:paragraph-rsid="00695cee" fo:background-color="transparent"/>
    </style:style>
    <style:style style:name="P43" style:family="paragraph" style:parent-style-name="Standard" style:list-style-name="L7">
      <style:text-properties officeooo:paragraph-rsid="00406c84"/>
    </style:style>
    <style:style style:name="P44" style:family="paragraph" style:parent-style-name="Standard">
      <style:text-properties fo:font-size="15pt" fo:language="ca" fo:country="ES" fo:font-weight="bold" officeooo:rsid="00145c43" officeooo:paragraph-rsid="00145c43" style:font-size-asian="15pt" style:font-weight-asian="bold" style:font-size-complex="15pt" style:font-weight-complex="bold"/>
    </style:style>
    <style:style style:name="P45" style:family="paragraph" style:parent-style-name="Standard">
      <style:paragraph-properties fo:break-before="page"/>
      <style:text-properties fo:font-size="15pt" fo:language="ca" fo:country="ES" fo:font-weight="bold" officeooo:rsid="00145c43" officeooo:paragraph-rsid="00145c43" style:font-size-asian="15pt" style:font-weight-asian="bold" style:font-size-complex="15pt" style:font-weight-complex="bold"/>
    </style:style>
    <style:style style:name="P46" style:family="paragraph" style:parent-style-name="Standard" style:list-style-name="L11" style:master-page-name="">
      <style:paragraph-properties fo:margin-left="1.199cm" fo:margin-right="0cm" fo:text-indent="-0.6cm" style:auto-text-indent="false" style:page-number="auto" fo:background-color="transparent">
        <style:background-image/>
      </style:paragraph-properties>
      <style:text-properties fo:language="ca" fo:country="ES" officeooo:rsid="00145c43" officeooo:paragraph-rsid="00145c43"/>
    </style:style>
    <style:style style:name="P47" style:family="paragraph" style:parent-style-name="Text_20_body" style:list-style-name="L11">
      <style:text-properties fo:background-color="#ffff00"/>
    </style:style>
    <style:style style:name="P48" style:family="paragraph" style:parent-style-name="Text_20_body" style:list-style-name="L11">
      <style:text-properties officeooo:paragraph-rsid="006bb0e8" fo:background-color="#ffff00"/>
    </style:style>
    <style:style style:name="P49" style:family="paragraph" style:parent-style-name="Preformatted_20_Text" style:list-style-name="L11">
      <style:text-properties fo:language="ca" fo:country="ES" officeooo:rsid="00145c43" officeooo:paragraph-rsid="00145c43"/>
    </style:style>
    <style:style style:name="T1" style:family="text">
      <style:text-properties officeooo:rsid="00194116"/>
    </style:style>
    <style:style style:name="T2" style:family="text">
      <style:text-properties officeooo:rsid="001b7f2a"/>
    </style:style>
    <style:style style:name="T3" style:family="text">
      <style:text-properties style:text-underline-style="none" officeooo:rsid="00194116"/>
    </style:style>
    <style:style style:name="T4" style:family="text">
      <style:text-properties fo:language="ca" fo:country="ES" officeooo:rsid="0018fc46"/>
    </style:style>
    <style:style style:name="T5" style:family="text">
      <style:text-properties fo:language="ca" fo:country="ES" officeooo:rsid="00145c43"/>
    </style:style>
    <style:style style:name="T6" style:family="text">
      <style:text-properties fo:language="ca" fo:country="ES" officeooo:rsid="0027871a" fo:background-color="#ffff00" loext:char-shading-value="0"/>
    </style:style>
    <style:style style:name="T7" style:family="text">
      <style:text-properties fo:language="ca" fo:country="ES" officeooo:rsid="00288edc" fo:background-color="#ffff00" loext:char-shading-value="0"/>
    </style:style>
    <style:style style:name="T8" style:family="text">
      <style:text-properties officeooo:rsid="002a8464"/>
    </style:style>
    <style:style style:name="T9" style:family="text">
      <style:text-properties officeooo:rsid="003bcb2e"/>
    </style:style>
    <style:style style:name="T10" style:family="text">
      <style:text-properties officeooo:rsid="003ec768"/>
    </style:style>
    <style:style style:name="T11" style:family="text">
      <style:text-properties officeooo:rsid="0045ec6b"/>
    </style:style>
    <style:style style:name="T12" style:family="text">
      <style:text-properties officeooo:rsid="0044a6b6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5d1795"/>
    </style:style>
    <style:style style:name="T15" style:family="text">
      <style:text-properties officeooo:rsid="006bb0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ats d'ensenyament i aprenentatge. Xpath</text:p>
      <text:p text:style-name="P2">Jonell <text:span text:style-name="T2">Ramírez</text:span></text:p>
      <text:p text:style-name="P1"/>
      <text:p text:style-name="P1">Activitat 1</text:p>
      <text:p text:style-name="P3"><text:span text:style-name="T13">L'objectiu d'aquesta activitat és fer servir expressions XPath per extreure resultats d'un document XML. Tenim un fitxer XML que conté informació de les notes finals de diferents alumnes i de diferents cicles i se us demana que genereu les expressions XPath que responen les preguntes següents: </text:span><text:span text:style-name="T1"><text:s text:c="6"/>notes-</text:span><text:span text:style-name="T3">centre.xml</text:span></text:p>
      <text:list xml:id="list2439788113908622659" text:style-name="L1">
        <text:list-item>
          <text:p text:style-name="P7">Quins cicles formatius s'imparteixen en l'institut?</text:p>
        </text:list-item>
      </text:list>
      <text:list xml:id="list2728837448700735072" text:style-name="L2">
        <text:list-item>
          <text:p text:style-name="P15">//cicles//cicle/text()</text:p>
        </text:list-item>
      </text:list>
      <text:list xml:id="list193507347182848" text:continue-list="list2439788113908622659" text:style-name="L1">
        <text:list-item>
          <text:p text:style-name="P6"><text:span text:style-name="T4">Q</text:span><text:span text:style-name="T5">uins cicles formatius de grau mitjà s'imparteixen en l'institut?</text:span></text:p>
        </text:list-item>
      </text:list>
      <text:list xml:id="list8135446965061526332" text:style-name="L3">
        <text:list-item>
          <text:list>
            <text:list-item>
              <text:p text:style-name="P16">//cicles//cicle[@grau="Mig"]/text()</text:p>
            </text:list-item>
          </text:list>
        </text:list-item>
      </text:list>
      <text:list xml:id="list193507347187166" text:continue-list="list193507347182848" text:style-name="L1">
        <text:list-item>
          <text:p text:style-name="P7">Quins són els noms dels alumnes suspesos?</text:p>
        </text:list-item>
      </text:list>
      <text:list xml:id="list3323393278339437053" text:style-name="L4">
        <text:list-item>
          <text:list>
            <text:list-item>
              <text:p text:style-name="P17">//alumne[@aprovat="NO"]/nom/text()</text:p>
            </text:list-item>
          </text:list>
        </text:list-item>
      </text:list>
      <text:list xml:id="list193507347186278" text:continue-list="list193507347187166" text:style-name="L1">
        <text:list-item>
          <text:p text:style-name="P7">Quantes dones cursen el cicle d'ASIX?</text:p>
          <text:list>
            <text:list-item>
              <text:p text:style-name="P39">count(<text:span text:style-name="T9">//classe[@nom="ASIX"]/alumne[genere="Dona"]</text:span>)</text:p>
            </text:list-item>
          </text:list>
        </text:list-item>
        <text:list-item>
          <text:p text:style-name="P7">Quins alumnes suspesos tenen un compte a Hotmail?</text:p>
        </text:list-item>
      </text:list>
      <text:list xml:id="list4832742590243980441" text:style-name="L5">
        <text:list-item>
          <text:list>
            <text:list-item>
              <text:p text:style-name="P18">count(//alumne[@aprovat="NO"]/email[contains(text(),'hotmail')])</text:p>
            </text:list-item>
          </text:list>
        </text:list-item>
      </text:list>
      <text:list xml:id="list193507347186203" text:continue-list="list193507347186278" text:style-name="L1">
        <text:list-item>
          <text:p text:style-name="P7">Quina és la llista de classe d'SMX?</text:p>
          <text:list>
            <text:list-item>
              <text:p text:style-name="P19">//classe[@nom="SMX"]/<text:span text:style-name="T10">alumne</text:span>/nom/text()</text:p>
            </text:list-item>
          </text:list>
        </text:list-item>
        <text:list-item>
          <text:p text:style-name="P7">En quins cicles hi ha alumnes que han tret un 10?</text:p>
        </text:list-item>
      </text:list>
      <text:list xml:id="list784527248623738339" text:style-name="L6">
        <text:list-item>
          <text:p text:style-name="P20">//cicle[@id=//alumne[nota="10"]/../@nom]/text()</text:p>
        </text:list-item>
      </text:list>
      <text:list xml:id="list193507347176196" text:continue-list="list193507347186203" text:style-name="L1">
        <text:list-item>
          <text:p text:style-name="P7">Quants alumnes han aprovat ASIX?</text:p>
        </text:list-item>
      </text:list>
      <text:list xml:id="list2241043612702072016" text:style-name="L7">
        <text:list-item>
          <text:list>
            <text:list-item>
              <text:p text:style-name="P43"><text:span text:style-name="T6">count(//classe[@nom="ASIX"]/</text:span><text:span text:style-name="T7">alumne[@aprovat="SI"]</text:span><text:span text:style-name="T6">)</text:span></text:p>
            </text:list-item>
          </text:list>
        </text:list-item>
      </text:list>
      <text:list xml:id="list193507347177567" text:continue-list="list193507347176196" text:style-name="L1">
        <text:list-item>
          <text:p text:style-name="P7">Quin percentatge d'aprovats té el centre?</text:p>
          <text:list>
            <text:list-item>
              <text:p text:style-name="P21">count(//alumne[@aprovat="SI"])*100 div count(//alumne)</text:p>
            </text:list-item>
          </text:list>
        </text:list-item>
      </text:list>
      <text:p text:style-name="P3"/>
      <text:p text:style-name="P5">Activitat 2</text:p>
      <text:p text:style-name="P3"><text:span text:style-name="T13">L'objectiu d'aquesta activitat és fer servir expressions XPath per extreure resultats d'un document XML. En la lliga dels Rovellons s'emmagatzemen els resultats del campionat en un document XML. A partir d'aquest fitxer es volen obtenir tota una sèrie de respostes a partir d'expressions Xpath:</text:span> <text:s text:c="6"/><text:span text:style-name="T8">LigaR-1.xml</text:span></text:p>
      <text:list xml:id="list2521572877469891679" text:style-name="L8">
        <text:list-item>
          <text:p text:style-name="P8">Quants partits han jugat els Vermells?</text:p>
          <text:list>
            <text:list-item>
              <text:p text:style-name="P22">count(//equip/nom[.="Vermells"])</text:p>
            </text:list-item>
          </text:list>
        </text:list-item>
        <text:list-item>
          <text:p text:style-name="P8">Quins partits han jugat a casa els Blancs?</text:p>
        </text:list-item>
      </text:list>
      <text:list xml:id="list2170774069045768765" text:style-name="L9">
        <text:list-item>
          <text:list>
            <text:list-item>
              <text:p text:style-name="P23">//partit[equip[@juga="local" and nom="Blancs"]]</text:p>
            </text:list-item>
          </text:list>
        </text:list-item>
      </text:list>
      <text:list xml:id="list193507362191674" text:continue-list="list2521572877469891679" text:style-name="L8">
        <text:list-item>
          <text:p text:style-name="P11">Quants jugadors han marcat gols abans de la mitja part (minut 45) tot jugant com a locals? <text:s text:c="3"/><text:span text:style-name="T15">EN BASEX 7.6</text:span></text:p>
        </text:list-item>
      </text:list>
      <text:list xml:id="list7772436274545249119" text:style-name="L10">
        <text:list-item>
          <text:list>
            <text:list-item>
              <text:p text:style-name="P40">/count(distinct-values(//equip[@juga="local"]/gols/jugador[@minut&lt;45]))</text:p>
            </text:list-item>
          </text:list>
        </text:list-item>
      </text:list>
      <text:list xml:id="list193507362183193" text:continue-list="list193507362191674" text:style-name="L8">
        <text:list-item>
          <text:p text:style-name="P8">Quants partits en els quals jugaven els Blancs han quedat empatats?</text:p>
          <text:list>
            <text:list-item>
              <text:p text:style-name="P24">count(//partit[equip[1]/resultat = equip[2]/resultat]/equip/nom[.="Blancs"])</text:p>
            </text:list-item>
          </text:list>
        </text:list-item>
        <text:list-item>
          <text:p text:style-name="P9">En quines jornades els Verds han jugat a casa?</text:p>
          <text:list>
            <text:list-item>
              <text:p text:style-name="P25">//jornada[partit[equip[nom="Verds" and @juga="local"]]]/@num</text:p>
            </text:list-item>
          </text:list>
        </text:list-item>
        <text:list-item>
          <text:p text:style-name="P10">En quina jornada s'han fet més gols?</text:p>
          <text:list>
            <text:list-item>
              <text:p text:style-name="P42">//jornada/sum(.//resultat)</text:p>
            </text:list-item>
          </text:list>
        </text:list-item>
        <text:list-item>
          <text:p text:style-name="P8">Quina és la mitjana de gols per partit dels Vermells?</text:p>
          <text:list>
            <text:list-item>
              <text:p text:style-name="P26">sum(//equip[nom="Vermells"]) div count(//equip[nom="Vermells"]/resultat) </text:p>
            </text:list-item>
          </text:list>
        </text:list-item>
      </text:list>
      <text:p text:style-name="P12">Quants punts han fet els Blaus? <text:s text:c="3"/><text:span text:style-name="T15">EN BASEX 7.6</text:span></text:p>
      <text:list xml:id="list193507362185691" text:continue-numbering="true" text:style-name="L8">
        <text:list-item>
          <text:list>
            <text:list-item>
              <text:p text:style-name="P38">/count(//partit[.//nom="Blaus" and .//equip[1]/resultat &gt; .//equip[2]/resultat])*3 + count(//partit[.//nom="Blaus" and .//equip[1]/resultat = .//equip[2]/resultat])</text:p>
            </text:list-item>
          </text:list>
        </text:list-item>
      </text:list>
      <text:p text:style-name="P1"/>
      <text:p text:style-name="P45">Activitat 3</text:p>
      <text:p text:style-name="P3">L'objectiu d'aquesta activitat és fer servir expressions XPath per extreure resultats d'un document XML. </text:p>
      <text:p text:style-name="P3">A partir d'un XML que conté informació sobre les previsions del temps de diferents poblacions de Catalunya durant el maig de 2018.</text:p>
      <text:p text:style-name="P3">Elaboreu les expressions XPath que responguin les preguntes següents: <text:s/><text:span text:style-name="T14">previsio.xml</text:span></text:p>
      <text:list xml:id="list5280280725702541177" text:style-name="L11">
        <text:list-item>
          <text:p text:style-name="P46">Quin temps farà a Girona el 23 de maig a les 14.00?</text:p>
          <text:list>
            <text:list-item>
              <text:p text:style-name="P48">//poblacio[nom="Girona"]/data[@dia="22-05-2018"]/previsio[@hora="14:00"]/estat/text()</text:p>
            </text:list-item>
          </text:list>
        </text:list-item>
        <text:list-item>
          <text:p text:style-name="P13">Quina quantitat de pluja caurà a Salt el dia 22 de maig?</text:p>
          <text:list>
            <text:list-item>
              <text:p text:style-name="P27">//poblacio[nom="Salt"]/data[@dia="22-05-2018"]/pluja/text()</text:p>
            </text:list-item>
          </text:list>
        </text:list-item>
        <text:list-item>
          <text:p text:style-name="P13">Quins dies plourà a Olot?</text:p>
          <text:list>
            <text:list-item>
              <text:p text:style-name="P28">//poblacio[nom="Olot"]/data[pluja]/@dia</text:p>
            </text:list-item>
          </text:list>
        </text:list-item>
        <text:list-item>
          <text:p text:style-name="P13">En quines poblacions plourà durant aquests dies?</text:p>
          <text:list>
            <text:list-item>
              <text:p text:style-name="P28">//poblacio[data/pluja]/nom/text()</text:p>
            </text:list-item>
          </text:list>
        </text:list-item>
        <text:list-item>
          <text:p text:style-name="P13">Quines són totes les temperatures previstes per a les 8 del matí a Camprodon?</text:p>
          <text:list>
            <text:list-item>
              <text:p text:style-name="P47">//poblacio[nom="Camprodon"]/data/previsio[@hora="08:00"]/graus</text:p>
            </text:list-item>
          </text:list>
        </text:list-item>
        <text:list-item>
          <text:p text:style-name="P13">En quina població hi haurà 24 graus a les 8 del matí?</text:p>
          <text:list>
            <text:list-item>
              <text:p text:style-name="P29">//poblacio[data/previsio[@hora="08:00"]/graus=24]/nom</text:p>
            </text:list-item>
          </text:list>
        </text:list-item>
        <text:list-item>
          <text:p text:style-name="P13">Quina és la mitjana de temperatures de l'Alt Empordà?</text:p>
          <text:list>
            <text:list-item>
              <text:p text:style-name="P29">sum(//poblacio[comarca="Alt Empordà"]//graus) div count(//poblacio[comarca="Alt Empordà"]//graus)</text:p>
            </text:list-item>
          </text:list>
        </text:list-item>
        <text:list-item>
          <text:p text:style-name="P41">En quin lloc hi haurà la temperatura més alta?</text:p>
          <text:list>
            <text:list-item>
              <text:p text:style-name="P49"/>
            </text:list-item>
          </text:list>
        </text:list-item>
      </text:list>
      <text:p text:style-name="P3"/>
      <text:p text:style-name="P1">Activitat 4</text:p>
      <text:p text:style-name="P3">L'objectiu d'aquesta activitat és fer servir expressions XPath per extreure resultats d'un document XML.</text:p>
      <text:p text:style-name="P4">A partir d'un XML que conté informació sobre els alumnes d'una universitat, les assignatures que poden cursar i les titulacions que poden obtenir, elaboreu les expressions XPath que responguin a les preguntes següents:</text:p>
      <text:list xml:id="list44710625196284290" text:style-name="L12">
        <text:list-item>
          <text:p text:style-name="P14">Nom de la Universitat.</text:p>
          <text:list>
            <text:list-item>
              <text:p text:style-name="P30">/universidad/nombre/text()</text:p>
            </text:list-item>
          </text:list>
        </text:list-item>
        <text:list-item>
          <text:p text:style-name="P14">País de la Universitat.</text:p>
          <text:list>
            <text:list-item>
              <text:p text:style-name="P30">/universidad/pais/text()</text:p>
            </text:list-item>
          </text:list>
        </text:list-item>
        <text:list-item>
          <text:p text:style-name="P14">Noms de les carreres.</text:p>
          <text:list>
            <text:list-item>
              <text:p text:style-name="P30">//carreras/carrera/nombre/text()</text:p>
            </text:list-item>
          </text:list>
        </text:list-item>
        <text:list-item>
          <text:p text:style-name="P14">Anys de pla d'estudi de les carreres.</text:p>
          <text:list>
            <text:list-item>
              <text:p text:style-name="P30">//carreras/carrera/plan/text()</text:p>
            </text:list-item>
          </text:list>
        </text:list-item>
        <text:list-item>
          <text:p text:style-name="P14">Noms de tots els alumnes.</text:p>
          <text:list>
            <text:list-item>
              <text:p text:style-name="P30">//alumnos/alumno/nombre/text()</text:p>
            </text:list-item>
          </text:list>
        </text:list-item>
        <text:list-item>
          <text:p text:style-name="P14">Identificadors de totes les carreres. </text:p>
          <text:list>
            <text:list-item>
              <text:p text:style-name="P30">//carreras/carrera/@id</text:p>
            </text:list-item>
          </text:list>
        </text:list-item>
        <text:list-item>
          <text:p text:style-name="P14">Dades de la carrera amb id = c01.</text:p>
          <text:list>
            <text:list-item>
              <text:p text:style-name="P30">//carreras/carrera[@id="c01"]</text:p>
            </text:list-item>
          </text:list>
        </text:list-item>
        <text:list-item>
          <text:p text:style-name="P14">Centre en que s'estudia de la carrera amb id = c02.</text:p>
          <text:list>
            <text:list-item>
              <text:p text:style-name="P30">//carreras/carrera[@id="c02"]/centro/text()</text:p>
            </text:list-item>
          </text:list>
        </text:list-item>
        <text:list-item>
          <text:p text:style-name="P14">Nom de les carreres que tinguin subdirector.<text:tab/></text:p>
          <text:list>
            <text:list-item>
              <text:p text:style-name="P30">//carreras/carrera[subdirector]/nombre</text:p>
            </text:list-item>
          </text:list>
        </text:list-item>
        <text:list-item>
          <text:p text:style-name="P14"><text:soft-page-break/>Nom dels alumnes que estan fent el projecte. </text:p>
          <text:list>
            <text:list-item>
              <text:p text:style-name="P31">//alumnos/alumno[estudios/proyecto]/nombre</text:p>
            </text:list-item>
          </text:list>
        </text:list-item>
        <text:list-item>
          <text:p text:style-name="P14">Codi de les carreres en les que hi ha algun alumne matriculat. </text:p>
          <text:list>
            <text:list-item>
              <text:p text:style-name="P31">//alumnos//carrera/@codigo</text:p>
            </text:list-item>
          </text:list>
        </text:list-item>
        <text:list-item>
          <text:p text:style-name="P14">Cognoms i nom dels alumnes amb beca. </text:p>
          <text:list>
            <text:list-item>
              <text:p text:style-name="P31">//alumnos/alumno[@beca="si"]/nombre | //alumnos/alumno[@beca="si"]/apellido1 | //alumnos/alumno[@beca="si"]/apellido2</text:p>
            </text:list-item>
          </text:list>
        </text:list-item>
        <text:list-item>
          <text:p text:style-name="P14">Nom de les assignatures de la titulació c04. </text:p>
          <text:list>
            <text:list-item>
              <text:p text:style-name="P31">//asignaturas/asignatura[@titulacion="c04"]/nombre</text:p>
            </text:list-item>
          </text:list>
        </text:list-item>
        <text:list-item>
          <text:p text:style-name="P14">Nom de les assignatures de segon trimestre. </text:p>
          <text:list>
            <text:list-item>
              <text:p text:style-name="P31">//asignaturas/asignatura[trimestre=2]/nombre</text:p>
            </text:list-item>
          </text:list>
        </text:list-item>
        <text:list-item>
          <text:p text:style-name="P14">Nom de les assignatures que no tenen 4 crèdits teòrics. </text:p>
          <text:list>
            <text:list-item>
              <text:p text:style-name="P31">//asignaturas/asignatura[not(creditos_teoricos=4)]/nombre</text:p>
            </text:list-item>
          </text:list>
        </text:list-item>
        <text:list-item>
          <text:p text:style-name="P14">Codi de la carrera que estudia l'últim alumne. </text:p>
          <text:list>
            <text:list-item>
              <text:p text:style-name="P31">//alumnos/alumno[last()]//carrera/@codigo</text:p>
            </text:list-item>
          </text:list>
        </text:list-item>
        <text:list-item>
          <text:p text:style-name="P14">Codi de les assignatures que estudien dones. </text:p>
          <text:list>
            <text:list-item>
              <text:p text:style-name="P32">//alumnos/alumno[sexo="Mujer"]//asignatura/@codigo</text:p>
            </text:list-item>
          </text:list>
        </text:list-item>
        <text:list-item>
          <text:p text:style-name="P14">Nom dels alumnes matriculats en l'assignatura a02. </text:p>
          <text:list>
            <text:list-item>
              <text:p text:style-name="P32">//alumnos/alumno[estudios/asignaturas/asignatura/@codigo="a02"]/nombre</text:p>
            </text:list-item>
          </text:list>
        </text:list-item>
        <text:list-item>
          <text:p text:style-name="P14">Codi de les carreres que estudien els alumnes matriculats en alguna assignatura. </text:p>
          <text:list>
            <text:list-item>
              <text:p text:style-name="P33">//alumnos/alumno/estudios[asignaturas/asignatura]/carrera/@codigo</text:p>
            </text:list-item>
          </text:list>
        </text:list-item>
        <text:list-item>
          <text:p text:style-name="P14">Cognoms de tots els homes.<text:tab/></text:p>
          <text:list>
            <text:list-item>
              <text:p text:style-name="P33">//alumnos/alumno[sexo="Hombre"]/apellido1 | //alumnos/alumno[sexo="Hombre"]/apellido2</text:p>
            </text:list-item>
          </text:list>
        </text:list-item>
        <text:list-item>
          <text:p text:style-name="P14">Nom de la carrera que estudia Victor Manuel. </text:p>
          <text:list>
            <text:list-item>
              <text:p text:style-name="P33">//alumnos/alumno[nombre="Víctor Manuel"]//carrera/@codigo</text:p>
            </text:list-item>
          </text:list>
        </text:list-item>
        <text:list-item>
          <text:p text:style-name="P14">Nom de les assignatures que estudia Luisa. </text:p>
          <text:list>
            <text:list-item>
              <text:p text:style-name="P33">//carreras/carrera[@id=//alumnos/alumno[nombre="Víctor Manuel"]//carrera/@codigo]/nombre/text()</text:p>
            </text:list-item>
          </text:list>
        </text:list-item>
        <text:list-item>
          <text:p text:style-name="P14">Primer cognoms dels alumnes matriculats en Ingenieria del Software. </text:p>
          <text:list>
            <text:list-item>
              <text:p text:style-name="P34">//alumno[estudios/asignaturas/asignatura/@codigo=//asignatura[nombre="Ingeniería del Software"]/@id]/apellido1</text:p>
            </text:list-item>
          </text:list>
        </text:list-item>
        <text:list-item>
          <text:p text:style-name="P14">Nom de les carreres que estudien els alumnes matriculats en l'assignatura de Tecnologia de los Alimentos. </text:p>
        </text:list-item>
      </text:list>
      <text:list xml:id="list1224008328585054447" text:style-name="L13">
        <text:list-item>
          <text:list>
            <text:list-item>
              <text:p text:style-name="P35">//carrera[@id=//alumno[estudios/asignaturas/asignatura/@codigo=//asignatura[nombre="Tecnología de los Alimentos"]/@id]/estudios/carrera/@codigo]/nombre/text()</text:p>
            </text:list-item>
          </text:list>
        </text:list-item>
      </text:list>
      <text:list xml:id="list193507378191523" text:continue-list="list44710625196284290" text:style-name="L12">
        <text:list-item>
          <text:p text:style-name="P14">Nom dels alumnes matriculats en carreres que no tenen subdirector. </text:p>
          <text:list>
            <text:list-item>
              <text:p text:style-name="P34">//alumno[estudios/carrera/@codigo=//carrera[not(subdirector)]/@id]/nombre/text()</text:p>
            </text:list-item>
          </text:list>
        </text:list-item>
        <text:list-item>
          <text:p text:style-name="P14">Nom dels alumnes matriculats en assignatures amb 0 crèdits pràctics i que estudien carrera de I.T Informatica. </text:p>
          <text:list>
            <text:list-item>
              <text:p text:style-name="P36">//alumno[estudios/asignaturas/asignatura/@codigo=//asignatura[creditos_practicos=0]/@id and estudios/carrera/@codigo=//carrera[nombre="I.T. Informática"]/@id]/nombre/text()</text:p>
            </text:list-item>
          </text:list>
        </text:list-item>
        <text:list-item>
          <text:p text:style-name="P14">Nom dels alumnes que estudien carreres amb plans d'estudi anteriors a 2002.</text:p>
          <text:list>
            <text:list-item>
              <text:p text:style-name="P37">//alumno[estudios/carrera/@codigo=//carrera[plan&lt;2002]/@id]/nombre/text(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5:35:37.568000000</meta:creation-date>
    <dc:date>2016-02-19T19:35:07.311000000</dc:date>
    <meta:editing-duration>PT2H46M52S</meta:editing-duration>
    <meta:editing-cycles>33</meta:editing-cycles>
    <meta:generator>LibreOffice/4.2.5.2$Windows_x86 LibreOffice_project/61cb170a04bb1f12e77c884eab9192be736ec5f5</meta:generator>
    <meta:document-statistic meta:table-count="0" meta:image-count="0" meta:object-count="0" meta:page-count="3" meta:paragraph-count="117" meta:word-count="844" meta:character-count="7177" meta:non-whitespace-character-count="6512"/>
  </office:meta>
</office:document-meta>
</file>